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8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9"/>76 picturebook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8"/>105 decr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8"/>188 calf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8"/>309 scarf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8"/>770 warrio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8"/>834 loveli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1499 laught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1595 approb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1918 breadcrumb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1978 ten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2194 throw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2292 cla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2563 pancak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2630 pressu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2918 chippi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3069 dash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3828 vow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4469 eigh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4498 affai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4732 influenc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4776 speak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5162 hob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9"/>59 priz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9"/>90 thrush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8"/>137 daught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8"/>228 hanse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8"/>230 endow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8"/>284 birdcag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8"/>671 despi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8"/>763 herb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8"/>830 reveng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8"/>858 uncommo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8"/>880 liz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1091 pe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1336 dig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1505 predic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1570 infor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1609 councillo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1787 copi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1838 sa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1894 ax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1977 bu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2352 compariso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2368 stan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2375 roa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2422 sunri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2508 lai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2623 te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2684 disinfec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2689 narrow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2695 depar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2714 proce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2730 fla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2816 rud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2942 menta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3169 swiftli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3223 ben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3244 thuringi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3257 snowstor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3285 projec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3527 imperti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3586 clima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3606 highcrow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3618 du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3848 dress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3860 farmy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3961 bachelo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3994 bar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4030 midda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4045 thatch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4126 far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4211 prosp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4218 swor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4337 resplen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4379 imagecarv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4454 soa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4504 gorg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4556 bea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4588 salmo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4615 understoo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4736 hard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4805 magicia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4849 smash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5058 innoc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5105 whispe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10"/>6 knel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9"/>47 voic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8"/>639 hospi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8"/>734 ferryboa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8"/>738 resul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1206 pood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1428 prefe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1605 willow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1642 ha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1673 unlock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1743 onc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2291 hallelujah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2433 pu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2439 vic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2559 garm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2679 marle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2703 fourfoo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2771 spit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2793 minis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2819 black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2863 sham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3177 cove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3292 silvertai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3333 scratch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3411 furrow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3434 asun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3688 colou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3827 flowerpo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3836 fresh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3851 aristocra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3875 kindhear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4114 occu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4183 thyself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4641 poultryy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4725 pres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4895 know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4982 new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5192 turney_rel_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9"/>93 eve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8"/>141 accou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8"/>145 crad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8"/>215 resto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8"/>248 attrac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8"/>395 mea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8"/>623 proverb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8"/>694 vene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8"/>938 tun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8"/>974 sleepi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1417 shook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1426 besough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1571 switch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1668 apothecari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1998 wonde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2136 convinc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2187 petticoa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2647 milk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2688 chai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2738 precio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3077 behin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3163 char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3198 fireplac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3224 expres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3278 tende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3347 curio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3441 fat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3510 anybodi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3745 showerbath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3776 brethre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3806 lucif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4064 linge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4217 flou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4295 utensi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4524 tir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4808 expan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4942 sputte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5099 uglie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5191 turney_rel_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9"/>79 mill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9"/>86 loud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8"/>241 sugarloa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8"/>481 unicor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8"/>541 peri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8"/>656 hung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8"/>969 newto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8"/>981 eas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1018 obsti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1069 ic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1077 co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1300 deci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1315 sourc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1478 rumpelstiltski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1924 gna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2120 lath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2186 drive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2448 blackbi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2523 passwo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2961 har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3001 ash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3146 labou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3348 gyps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3520 hith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4060 sala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4112 parlou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4415 ivedeav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4823 examp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8"/>204 mids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8"/>446 windowsi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8"/>526 kindes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8"/>851 threw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8"/>987 sensa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1020 nimb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1194 reques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1287 horseback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1304 flask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1380 balcon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1451 liv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1580 drunke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1755 yourselv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1952 canno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2162 poetic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2228 touc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2322 noo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2668 hearke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2785 weima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2933 cea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2951 duches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2968 pigeo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2996 dutc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3238 si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3495 prick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3631 lark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3719 sorc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4049 actua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4105 everywh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4249 radianc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4596 disco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4829 saviou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4845 ja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4928 dro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4968 careles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5005 carri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9"/>16 maggott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9"/>48 vas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8"/>212 goodfornot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8"/>308 gree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8"/>365 roos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8"/>440 hothou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8"/>497 quil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8"/>561 rag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8"/>603 clef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8"/>660 decidedl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8"/>662 que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8"/>668 joyo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8"/>747 subjec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8"/>819 lic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1061 ic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1107 storeroo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1319 darkbl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1441 concoc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1447 visi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1504 hear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1547 nea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1563 ome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1633 init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1825 sla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2109 robb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2196 dra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2244 harro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2268 po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2285 beechwoo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2609 wear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2708 establis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2745 particula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2764 de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2798 anxio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2856 clumsil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3043 wag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3061 stor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3148 useles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3214 incen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3246 whenev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3251 t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3267 farri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3297 us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3332 danc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3377 stam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3408 educ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3457 righthan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3574 brui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3964 gail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3974 tal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4025 crab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4229 fl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4239 poetr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4282 secretl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4364 spiri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4378 stomac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4383 gret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4387 nobod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4406 sen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4731 morro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4881 raft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4999 nonsen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5172 sphinx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5183 craf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9"/>20 forge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9"/>44 blanke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9"/>88 soot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117 her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148 stud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149 struc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243 caro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257 bung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327 myrt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384 confir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390 dro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398 w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443 fort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473 confu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511 bethough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528 solemn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553 anxiet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556 iro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609 blu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616 objec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699 pocke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717 erup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751 shave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760 figu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783 wheelbarr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792 goddes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822 carniv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846 bas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881 marriag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953 ti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982 mix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8"/>986 pratt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027 br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074 condi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082 cor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098 steadi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123 ephemer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155 w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227 ble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241 int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250 grief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260 botto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293 ski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308 vex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386 wid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393 wit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406 brillia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429 loose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438 angel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465 corpo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500 hatche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538 sneez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575 baske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616 pockethandkerchief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625 nough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641 twiligh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656 peasa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697 hasti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713 clove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725 tur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791 h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818 ange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840 hardhear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849 sno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929 fenc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989 pigwig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011 esta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040 loud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108 form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129 snuffbox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138 dest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176 barefoo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184 someo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189 tips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232 halfwa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247 pi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248 hin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260 lad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266 motherinla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435 immed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441 poiso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465 shrun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466 a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515 ora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527 cast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600 heave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651 sweet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704 snuf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707 sudden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722 famili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742 hyske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757 thickes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776 firm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817 helme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895 a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939 har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957 energ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985 belief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987 advanc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022 falle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023 bushe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033 numb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041 sauc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058 construc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100 kniv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104 cuff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136 adrif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193 consul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222 dandelio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247 proclai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252 knap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318 deat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328 shi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388 bric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398 ga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400 leaf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425 abov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438 peta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476 li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491 el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531 wag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554 silke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560 big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562 hat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575 knoc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600 creatio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645 beauteo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646 odo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657 majo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667 reappe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687 curts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699 rig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779 colo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784 pa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786 jorind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805 freez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857 baro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872 revea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899 lordsinwai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911 ra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951 ord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970 tortoi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975 norther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988 opinio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995 shove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996 hat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043 bold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074 islan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077 fet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091 hing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109 si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128 stra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221 questio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232 li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252 societ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346 sac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349 waterspo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400 b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449 unaw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457 rov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484 fa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505 unsee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581 conduc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604 close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623 agon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642 jib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676 befa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774 hand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800 weig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806 judgm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872 citize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894 fiv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914 lo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961 lea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987 althoug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5001 t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5014 waterdro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5023 gua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5041 secre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5060 gorgeo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5090 limi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5092 glor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5127 tor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5135 blow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10"/>3 ladybi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9"/>18 ha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106 yond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116 her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120 nev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139 milita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140 spott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195 hur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198 hol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250 headserv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252 giga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253 recov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267 drumm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269 ho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298 splendi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303 retor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316 wi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320 defor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335 fi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392 threedec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430 new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496 to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545 byg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585 thyla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601 sleep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678 breastp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698 cei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716 tittlemou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727 fragra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733 fieldbi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742 fa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773 exte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777 yardmeasu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796 howev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808 assu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839 twa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852 lif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882 coff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888 theat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893 ca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930 evi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933 fair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959 everyt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968 thumb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972 hum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998 ha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109 horiz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138 suffic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213 exc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218 doorste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310 certain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353 sig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363 hym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375 suspec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395 addre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404 cucko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409 b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452 cucum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458 milld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464 sai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519 swedis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522 arbo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526 par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527 pi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528 dyk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542 ma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552 birthda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579 tal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583 ami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587 forfei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610 instant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623 bellli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628 fli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630 fredericksbur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632 scramb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634 nati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644 wo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651 fran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687 profi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751 ri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772 shiv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779 lard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793 wand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808 extinguis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903 chea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914 permi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943 woo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948 near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967 you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968 seld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973 nett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979 husba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992 u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066 tw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069 dis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107 impat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121 tric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133 soi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139 glorio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160 mo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181 ne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183 mun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191 crosspat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197 reliev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224 spur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229 polis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243 litt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277 christi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313 loft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358 crack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367 wolf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385 tidd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387 youv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391 restle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393 fa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403 he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419 among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442 neare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504 fl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531 untid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539 doll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545 avar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605 parta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610 sma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648 stoo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649 disen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671 trun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673 depe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696 murmu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724 satisfac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770 gall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773 gallo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794 awkw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844 alphab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853 hel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871 sty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878 her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888 isaa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908 somebod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910 farew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960 com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004 blis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017 soon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047 tak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064 stor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085 fa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090 ki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113 marmala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138 tri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145 mia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166 w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175 partl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181 than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215 fie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248 antiq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281 dam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301 expe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309 huntsme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310 dull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316 brid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336 grud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351 simp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364 platfor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371 bel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384 r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415 hoste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450 vanis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452 see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474 se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479 short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504 limetr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512 propo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540 spind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547 w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570 tow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593 embroi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594 sket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614 scal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620 stepsi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659 mortga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664 flops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669 mate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711 cust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731 halbe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766 cur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819 deser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829 wearis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837 f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883 rhy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884 leafle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909 anxiou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943 sou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950 contemp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985 swo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986 buckwhea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989 clim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997 hear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034 grande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127 pin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153 conju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205 seriou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228 fle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238 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258 bedstea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264 ba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281 fatherla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287 wic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292 umbrell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299 fourtee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300 former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310 eter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386 folia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416 coun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429 countrym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456 olde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481 wis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512 bedro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607 bounda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616 progre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618 would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624 ent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665 cudg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669 englis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680 empt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686 flouris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692 cather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694 snor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766 weddingda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785 stame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809 curv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828 unus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831 le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851 laur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857 we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864 drun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874 tax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876 rav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906 lik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946 badg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965 saucep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981 roc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984 ho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5030 could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5044 app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5056 nort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5068 every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5081 wheth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5086 ashhea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5106 dur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5126 firstra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5132 boo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5155 ju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5180 entre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9"/>25 scut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9"/>28 scol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9"/>32 hed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9"/>36 mercha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9"/>57 distur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9"/>92 illum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132 shrie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134 haw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161 hunc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163 ebo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184 ar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222 af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233 scarecr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238 tat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242 overhear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263 fair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271 almsho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277 confi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317 wi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319 fet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321 didd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337 waterbuck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338 f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349 off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358 willothewis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360 an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379 glo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421 fl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429 go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438 che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456 dren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465 rene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474 junipert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482 magnif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515 tot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525 wisd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539 nai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559 counte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562 donke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563 fash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575 mann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590 terri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598 che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600 ribb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606 eager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610 cripp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626 shal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640 decl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642 forsoo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644 uglie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655 pop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690 hymnboo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709 b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710 pigg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712 chor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750 grumb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759 mu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771 accor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788 roll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800 pit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817 bootja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818 kar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823 betoo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825 gui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836 parsle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874 serv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875 propert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876 crack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884 ai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887 light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899 i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903 grow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919 costu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920 playm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921 compl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925 allg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934 rai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945 bew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952 oce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964 barric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973 pran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977 previo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983 enoug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989 shou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024 contradic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029 pave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034 shudd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058 elder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065 strong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088 yo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139 wa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143 transfor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166 cotta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182 barga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183 acknowled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204 landlad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205 deal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209 roug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257 ho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266 fac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282 ro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297 ho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299 seasi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306 flas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307 fath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324 coo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379 tapplas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392 sl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398 grop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411 patien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414 dust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435 po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445 sadd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460 tight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480 rob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482 tobacc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573 crep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574 ano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608 tor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612 wind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614 suspic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662 quar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693 unc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698 inward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704 buz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710 homewar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718 workmanshi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752 dro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792 enclo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823 pr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888 too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900 per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913 sho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938 bla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954 treacher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995 overwhel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008 may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009 teacu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014 impo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021 par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026 guit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074 tu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079 coup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112 search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122 ca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128 reg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163 instan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166 senten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171 p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177 munc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212 sinn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241 sensele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245 instru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258 specim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261 suppo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263 da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279 sno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283 dewdro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297 cla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315 stubb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316 courtho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328 mo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347 washtu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357 ro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380 you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415 bund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432 car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443 windeg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464 fel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467 a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468 crea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475 parachu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477 brigh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482 brem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485 washingbow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491 carp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509 poo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555 want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585 f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586 ro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613 s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618 neighborhoo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620 t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628 g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636 when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652 wretched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677 val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690 fatt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692 medic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712 hobgobl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747 comp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760 rema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779 atta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790 cabbagestal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792 cou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800 woods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825 bloo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826 gas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842 d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870 snowdro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882 belldee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892 al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913 advent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927 myster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929 tok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953 ba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955 fi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018 penet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034 somet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079 greenho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101 you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117 b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122 pattyp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126 ga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149 comma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150 miserab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152 thornbus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168 drosch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186 clo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199 sheepsk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203 exact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254 weav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256 courteo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282 ar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290 some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299 wo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311 isol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323 d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329 la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337 foreig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341 forgott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367 vess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379 mocking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393 invi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419 unkind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431 pa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435 pou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442 duck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445 duc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456 dec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463 wher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471 stu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477 m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503 che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519 mors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521 insi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523 daybrea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534 gobl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544 stoo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558 mar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565 g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582 glo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591 footscra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610 curio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624 gil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637 no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639 parro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656 everyda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661 shi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682 repai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702 striv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712 indo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713 doub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721 perple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725 twent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733 si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734 uprigh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752 barleycor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761 met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768 ch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773 prevai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801 cell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803 mustar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812 ri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824 happi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838 scro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873 impo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887 mo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893 seaw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897 cand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907 e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916 fre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921 fortu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933 ear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940 po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946 schw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982 stead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992 wi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004 w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007 lim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013 wardro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055 anno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078 ali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098 dinnert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104 contemp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106 si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111 comed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113 bri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121 goldsmi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130 cupboar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133 singul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136 sme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145 stif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154 magp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235 any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236 radia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248 pal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269 skipja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280 seas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291 awa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324 reta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365 att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367 star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368 sad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377 she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412 torr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428 tab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451 mart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473 lear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517 bri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536 w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567 org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575 gente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585 persi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602 aro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605 be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608 waterf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621 bough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622 cent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649 care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661 l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690 trini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702 mars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721 furnit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761 squi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791 jemi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797 pleasant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814 lun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820 though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840 wr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855 hideo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856 broomsti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868 mat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882 remem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905 resi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917 he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936 hai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954 bro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956 le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962 est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966 drye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967 forgiv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969 na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973 rega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974 cathed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976 obe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977 prou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985 ti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5013 ow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5015 portra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5115 right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5139 bran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5145 trick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5148 repe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5168 appoi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5176 bak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5179 s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1 nurs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2 pard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4 res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5 ha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7 ye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8 fath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9 f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0 secon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1 sle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2 sl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3 m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4 trod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5 up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7 old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9 wondr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1 who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2 acc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3 stro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4 sw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6 so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7 sw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9 croz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0 l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1 l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3 pr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4 wo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5 winec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7 lu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8 mog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9 ev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0 ri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1 physic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2 compass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3 nei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5 had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6 lu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9 sm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0 l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1 ar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2 app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3 me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4 lefth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5 v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6 chap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8 g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0 up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1 natural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2 woo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3 pi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4 conscie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5 g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6 hu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7 whichso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8 sol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9 sex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0 walnutsh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1 triump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2 whirlw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3 enj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4 ru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5 hayc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7 ni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8 ru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0 bac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1 dir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2 h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3 preac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4 conseq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5 sec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7 so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9 feath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1 dur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4 a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5 cap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6 h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7 chr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8 wr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9 solem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0 thu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1 am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2 a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3 light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4 n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7 al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8 to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9 n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0 n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1 firc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2 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3 libe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4 t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5 intellec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8 aqu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9 ferv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1 lo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2 rich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3 dust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4 he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5 m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6 m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7 chi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8 ramp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9 dry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0 p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1 pleas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3 tins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5 hro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6 stre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8 ta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2 pas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3 d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4 j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6 sm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7 f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0 tw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1 p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2 pract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3 trem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4 gol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5 poo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6 vol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7 rosenbe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8 gudena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9 swee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0 newsp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2 se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4 str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5 br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6 rel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7 mor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8 daughterinl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9 st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0 ilsab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1 angr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2 un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3 hig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4 pl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5 threele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6 sp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7 wou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8 overshad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9 insu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0 ptole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1 over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2 cal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3 passp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5 stri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6 ty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7 t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9 dungh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0 church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1 gau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2 firep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3 rel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4 no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6 wa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7 g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9 ho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0 grandf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1 ho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2 hu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3 des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5 w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6 unp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7 sp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8 ori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9 m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0 sh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1 acc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3 w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4 w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6 candelabr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7 elegan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8 bla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9 consc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0 w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1 pier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3 laund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4 wo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5 swee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6 m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7 elb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9 d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1 quarr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2 biz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4 w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5 g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6 househ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7 fl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9 caut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0 hon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4 w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5 madon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6 di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7 walkingst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9 enchant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1 jens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4 h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5 shuff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6 solit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8 th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9 pol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0 ri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1 trav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2 egypt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4 cerem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5 fal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6 h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8 conf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0 piecr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2 disappo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3 widesp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4 ances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5 pig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6 pip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8 f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9 recog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0 elizabe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1 ha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2 l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3 chin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5 lu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6 ba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7 wr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8 l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9 beau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0 unw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1 flowergar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2 l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3 l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4 mopp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5 crev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6 stepchildr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7 attem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9 thi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0 am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1 spe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2 gr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4 gr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5 neg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6 tul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7 main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0 h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1 en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2 pla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3 gree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4 a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5 w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8 tip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2 d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3 cons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4 clay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5 or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6 beca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8 m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9 o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0 aff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1 ja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2 convolvu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3 whets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4 wr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6 person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9 illtr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0 savo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1 nutcr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2 fi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3 sparrowm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4 thr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5 befall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6 c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7 be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8 ca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0 f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1 fa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2 fi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3 hill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4 ro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5 hid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6 p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7 desc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9 nightc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1 frag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2 qual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3 sl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4 saf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6 sch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7 sce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8 br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9 b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0 b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1 prom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2 restingp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3 sui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4 interru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5 sixt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6 sil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7 b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8 whi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0 encir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1 me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2 m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3 thy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5 th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6 windowb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7 sleep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8 pers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9 dum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1 teau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3 betr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4 anastasi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6 a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7 cobwe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9 croc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0 obl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1 m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2 b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3 me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4 pa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5 buri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6 ha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7 rep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8 res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9 en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0 fishp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1 floodg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2 spi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3 vo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4 calm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5 ta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6 turn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7 d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8 fortn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9 forg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0 dru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2 slip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3 wh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4 satur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5 w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6 velv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7 s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8 heave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1 ta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2 ma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3 cont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4 fellows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5 pa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6 inhab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7 commonp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9 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1 siz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2 fo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4 stee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5 burgom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7 situ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8 imm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9 yester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0 best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1 whereup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2 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3 mist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4 kn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5 sil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7 whirrr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8 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9 suns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0 puzz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1 sea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2 l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3 warli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4 ste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6 lea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7 spr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8 un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9 star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0 sod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1 bal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2 bookc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5 watch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6 r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7 cherrys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8 re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9 mi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0 overta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3 w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4 h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5 w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6 instru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7 naugh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8 haz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9 waterg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0 th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1 d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2 thorwalds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3 h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4 bi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5 dwe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8 acqua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9 wil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0 ai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1 t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2 n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3 ta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4 w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5 timot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6 aw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7 ma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8 st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9 t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0 dw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2 bi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3 t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4 lis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6 da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7 mur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8 embl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9 esc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0 grandchildr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1 lad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2 ho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3 t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4 t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7 dunge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9 inc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0 somewh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1 g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2 happ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3 dur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4 sulph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5 cra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6 peculi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7 dorm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8 bid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0 splendi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2 si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3 discou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4 prov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6 ele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7 tr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8 ho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9 plough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0 rud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1 sho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2 mer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4 fl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5 cab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7 galo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8 min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0 prov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4 behavi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5 handkerc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6 que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7 mod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8 m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9 ups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0 gi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1 bounc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2 necess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3 r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4 s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6 r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7 longt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8 s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9 shy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0 ais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1 m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2 incomp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3 unfas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4 doz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6 po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7 streng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8 real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9 luxu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1 la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2 l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3 bew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4 sn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5 thor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6 ham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7 camom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9 overt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2 thom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4 interc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5 shirtsle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7 gru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8 wrig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1 germ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2 furr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3 th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4 poul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5 gl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7 glovem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8 regu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9 mou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0 le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1 jep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2 flu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4 snowwh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5 gr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7 zea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8 si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9 exc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0 tool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1 kitchenm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2 gr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3 unpl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4 profess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5 fl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6 f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7 brisk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8 cop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1 dumm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3 sucks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5 duc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6 bo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7 sunb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8 scr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9 c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0 marv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1 halfn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2 knigh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3 chari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4 mi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7 oppos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8 qu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9 sa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1 s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3 neph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4 muff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5 bear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6 ca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7 cr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9 backd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0 acqu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2 heart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3 exp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4 hoa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5 si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6 b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7 sug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9 b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0 bu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1 bl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2 deep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3 ri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4 m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5 ti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6 flor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7 chamber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8 ratc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9 pl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1 p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2 ge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3 na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5 st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6 seem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7 com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0 nex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1 dan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2 ferry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3 happ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4 d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5 apo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6 ea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7 ea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8 sof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1 ca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3 p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4 sau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5 clea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8 ru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9 lookingg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0 r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1 ba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2 has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3 st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4 st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5 ba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6 twink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8 bl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9 f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0 hab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1 dustb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2 n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5 n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6 bl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7 goodn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9 fragr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0 f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1 crou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3 yep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4 ham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5 hairbr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6 b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8 aw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9 silkbo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2 joll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3 delp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4 s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5 gentle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6 swind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7 dro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8 discov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1 waterl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2 fi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4 sc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5 dra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6 oldfash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7 appro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8 rolypo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9 attrib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2 churchd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4 gen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5 overf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6 w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8 we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9 laz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0 c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1 d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2 unf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4 na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5 cou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6 horseh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7 deb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9 kitch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0 highro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1 horse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3 h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4 c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5 fau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7 c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8 move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9 o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1 can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2 ti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3 grea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4 coun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5 gid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6 co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7 exhib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9 t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0 lin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1 sp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2 elf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3 e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4 v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5 del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6 h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0 bu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1 picka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4 appren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6 sp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7 plum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8 accust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9 bath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1 ea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2 trapd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3 f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5 fr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7 er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8 leg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0 b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1 mu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2 unhapp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3 inte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4 roselea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5 fu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7 chaffi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8 tall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9 warm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0 hes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3 cocksco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4 dee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5 sp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6 bar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7 dism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9 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0 li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1 magnifyingg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2 do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3 ch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4 c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5 sp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6 overt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7 graci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8 floren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9 u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0 e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1 affi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2 platew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3 e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7 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8 empl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9 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3 thr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5 fur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6 pyram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9 t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0 st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1 cruc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2 n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4 br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5 splend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6 jes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7 viol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8 ted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0 s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1 b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2 g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4 rose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5 harm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6 cred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7 perf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8 par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9 m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0 wooll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1 w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2 bu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3 dazz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4 gen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5 fore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6 pinaf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7 spl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8 th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2 wh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3 outstre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4 ev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6 war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7 sw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8 lus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9 r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1 h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2 de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5 crock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6 sup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7 sai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9 k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0 ni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1 hea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2 hea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3 ke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4 piazz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6 twin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7 vulg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8 th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9 congre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0 dr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1 inher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4 ro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5 mamm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6 grea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7 t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8 mo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0 chande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1 gustav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2 widbe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3 le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5 boyh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6 kern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7 charlot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0 forsa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1 far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5 y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6 langu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8 no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9 err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0 h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4 pe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5 roy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8 h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0 sp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1 mu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2 bo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3 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4 end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5 ch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6 h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7 s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9 g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0 fourtee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1 cor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2 meas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3 pres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4 dispos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5 confec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6 bus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7 boa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8 lea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9 cross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0 bi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1 dream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2 shad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3 canarybi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4 bur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5 retr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6 ap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7 shoul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9 wh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1 ri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2 gi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3 nu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5 h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6 str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8 rem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0 voy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1 splend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2 n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3 h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5 sign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6 battlefi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7 r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8 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9 fam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0 crow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1 underst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2 overh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3 waitingm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4 c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5 someh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6 d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7 r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8 b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9 prin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0 fla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1 stepm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2 d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3 pr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4 b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5 gu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6 prou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7 intel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9 si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0 wit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2 hum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3 p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4 upro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6 fid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7 f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8 mop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0 f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1 subd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2 heav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3 over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5 bi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6 dr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8 crea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9 sens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0 b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1 p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3 bu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4 fir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5 c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6 cottont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7 cas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9 prom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0 antecha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2 p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3 descri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4 we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5 dil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6 gu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7 alex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9 oak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0 cor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1 sligh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2 ch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3 recol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4 unfort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5 fest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6 din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8 aftern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0 coa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1 comm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2 courte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3 tw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4 produ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5 cro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6 ren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7 du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8 s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9 pest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0 civ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1 adolph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2 bo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4 contr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5 b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6 cauldr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7 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8 p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9 henro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0 s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1 wr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2 opport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3 ap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4 whirr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5 hall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6 accordi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7 d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0 dea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1 supp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2 fr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4 sun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5 hap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6 av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7 im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8 f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9 onetwoth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0 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1 wa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2 ja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3 mus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4 constan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6 overh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7 f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8 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9 waistc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0 cowhe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1 f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2 off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3 for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4 h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5 pi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7 h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8 h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9 he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0 snow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1 bee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2 clo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3 tr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4 halfop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5 o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6 cats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7 abs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8 couns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9 gree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0 inqu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1 ra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4 graves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5 cryst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6 abs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7 whisk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8 l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9 ret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0 ad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1 tr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2 gri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3 fea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5 gree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6 s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7 brigh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8 ex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9 gl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0 pray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1 fu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2 d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3 s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7 asse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8 in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0 sme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1 fl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2 st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4 dingd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5 willi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6 fl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7 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9 wh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0 mi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1 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2 dump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3 appet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4 applebra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5 sm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6 ro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8 steams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9 sentry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0 noble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1 wood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2 int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3 tram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4 gar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5 to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6 dev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7 fe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8 notwithst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9 l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0 journ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2 reig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3 con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4 bee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5 st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6 entr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7 go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8 cl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9 scho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1 fem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2 rece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3 rabb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4 lo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5 bul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6 pota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8 spec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9 myn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1 grassc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2 ja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3 carri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4 wa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5 ign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7 alman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8 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9 p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0 fas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1 back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2 rock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3 p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4 puddled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5 st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6 bread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7 co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8 waterg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9 corp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0 who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1 sk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3 cons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4 r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5 eld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6 inv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8 san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9 magnif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0 m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1 sk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2 sk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4 ser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5 discons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6 ch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8 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1 h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2 gra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3 bellpu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5 god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9 mackinto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1 dec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2 terr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3 contemp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4 b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6 st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7 je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8 yardd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0 sealingwa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1 mou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2 knaps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3 ki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5 jo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6 tr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7 breastb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8 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9 d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0 capt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1 h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2 sl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3 lev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4 t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5 t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7 g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8 hoo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9 headpie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0 qu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1 ton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2 wo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3 curo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4 clou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5 carpetb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6 sh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7 prev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8 w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9 mead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0 at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1 si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2 awkwar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4 c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5 curr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6 cresc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7 alf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8 att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9 help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0 histo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1 chic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2 indig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4 mort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5 thi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6 app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7 post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8 re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9 fav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0 me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1 unif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2 curr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3 si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4 su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6 starw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7 n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8 gr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1 der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2 w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3 musl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4 hon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5 ge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7 conjur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8 gr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9 fre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0 tumbled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1 satis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4 egy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6 al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7 involuntar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9 wa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0 b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1 b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2 merri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3 st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5 inv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7 shi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8 j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0 tri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2 beh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3 thi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5 extr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6 b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8 guil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9 pi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0 lur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1 bo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2 riddleme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3 spinningwh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4 l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5 extr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7 transp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0 upst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1 kee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2 br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3 brushw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4 vis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6 ump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7 transpl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9 cuttingbo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0 littlet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2 fres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3 memo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4 s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6 joy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8 env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9 maj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0 everyb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3 pr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4 k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5 incr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6 bus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7 sharp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9 re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1 wick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2 chaf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3 cap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6 aff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7 peo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8 prophe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9 j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0 farm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1 gr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2 christmas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3 d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4 dism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5 acce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6 exa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7 ven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9 eff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1 beh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3 stum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4 wishingclo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5 suffo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6 f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7 prep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8 pret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9 ju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0 sou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1 c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2 f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3 conc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4 hard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5 s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6 what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7 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8 plu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1 str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2 sp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3 pur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6 c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7 ag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8 hearthr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9 bridesm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0 he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1 craz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2 c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3 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4 counc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5 p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6 sto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7 shoem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8 occ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0 pur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1 sav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3 win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4 ti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5 g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9 wr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0 al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1 sun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2 desp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3 any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4 illl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5 fou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6 bugleh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7 ti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9 sw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0 wri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1 suff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3 st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4 tipp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5 m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6 m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8 d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9 dov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0 sp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1 braz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3 p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4 mank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5 grandpap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6 d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7 anth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8 s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9 d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0 g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1 wainsc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2 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4 grand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5 consci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6 pul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7 aven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8 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9 shirtcol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2 cinderc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6 t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7 thi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8 ordin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1 ry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2 shi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4 overg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5 horri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6 gradu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8 ra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9 b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0 yea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1 thin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2 bedcha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3 golo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4 handinh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6 equ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7 c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8 st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9 can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0 convul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1 t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2 sprin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3 gro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4 thu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6 pass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7 gir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1 solit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3 towng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5 haugh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7 thu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8 sp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9 m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0 fiveandtwe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1 m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2 nor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4 apr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6 rec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7 ha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9 n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1 portul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5 tuck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6 modes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7 fl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8 g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9 mai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0 b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3 poss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5 war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6 te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7 pl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8 fever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9 serv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0 sim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2 reve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3 nee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4 sep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5 it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7 fish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8 b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9 gall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0 denm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1 janu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3 cou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4 ric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5 pe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6 eyel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7 e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9 lambs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0 rep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1 digging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2 wre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4 should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5 beg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6 y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7 happ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8 sum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9 dis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0 neighbourh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1 moons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2 sh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3 artifi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4 jack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5 st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6 sp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8 thir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9 westg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0 bound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1 pr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2 woodpige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4 b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5 facto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6 wis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9 dis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0 appar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1 mon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2 thir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3 m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5 dom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6 mill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7 seve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8 ar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9 c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1 instit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2 c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4 mani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5 c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6 ima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7 depar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9 unw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0 bef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1 hereup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2 ref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3 hon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4 mo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6 th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7 pl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8 vis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9 sw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0 tur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1 byandb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2 prof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3 nickn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4 childh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5 frequ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6 perm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7 bl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8 merr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9 susp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0 direc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1 may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2 chanti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4 po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5 ri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6 bl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7 tr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8 bea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9 spa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0 op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3 op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4 tomo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6 sh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7 g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8 gi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9 appleblos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0 sh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1 christm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2 fi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3 vir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4 bl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5 b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6 sle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7 fier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8 bit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9 fl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0 c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1 sil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3 bree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4 cir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5 deepbl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6 conve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7 fr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8 fri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0 h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1 cu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2 knowle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3 po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4 espe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5 h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6 sha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8 undoubte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9 spo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0 ea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4 p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5 greenw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6 s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7 w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8 bew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9 rememb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0 w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1 stam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2 expe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3 ban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4 fathersn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5 bal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6 c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7 pos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9 fo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0 o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1 sp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2 pow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3 prosp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4 g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5 eggsh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6 twenty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7 pas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9 l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0 thi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1 an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2 vio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4 anyw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6 s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7 bals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8 footst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9 s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0 la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1 r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2 del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3 a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4 breakf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5 drag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6 s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7 wor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9 hither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1 cl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2 bavari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3 en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4 squ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5 adv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6 w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7 piper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8 millwh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0 altoge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1 wre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2 windows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3 adv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4 imp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5 interi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6 destr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7 conc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8 n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9 be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0 su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1 entrea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2 tr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3 shu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4 ruff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5 pr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6 kn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7 sta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8 p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9 whi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0 butterf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1 alo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2 wi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3 champag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4 bi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5 cl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6 kn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7 h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8 nea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9 by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0 la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1 correc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2 play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3 resc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4 eg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5 ado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6 block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7 dr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9 meanwh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0 ba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1 prof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2 suns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3 glut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5 obe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6 sa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7 hung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8 scy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9 slo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1 sh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2 carn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4 glaz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5 arb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6 che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7 geograp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8 whatso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9 russ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0 br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1 rubad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2 sh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5 h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6 thresh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7 cor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9 lee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0 know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1 l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2 fif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3 fif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5 o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6 gn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7 spr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8 unk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0 fav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1 r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2 plu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3 act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4 clo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5 shim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6 cr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7 w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9 obsta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0 cr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1 upperm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2 s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4 shr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5 wa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6 fir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7 cl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9 var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0 distinc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1 porri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3 samu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5 no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6 cann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7 prett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8 neckerc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9 gibb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0 requ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1 tru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2 side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3 pist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4 cons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5 art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6 lea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9 host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0 bo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1 yi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2 stup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4 ar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5 landl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6 ta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0 es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1 marguer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2 conc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3 bur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4 fl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5 gobl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6 gravep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7 consci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8 s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0 unf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1 asl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3 pe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4 s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6 sp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7 pu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9 infin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0 dex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1 mut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2 singingbi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3 morocc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4 wh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5 revi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6 orna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7 be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0 waterj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2 complex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3 h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5 cle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6 bed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7 acro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8 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9 gr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0 f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2 regi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3 prett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4 hars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5 pl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7 servantm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8 fa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9 gen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0 sp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1 christmas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2 sp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3 co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4 co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5 stepda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6 abo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7 t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8 qu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9 bl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1 pantal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2 t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3 per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4 mo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5 tem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6 forthwi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7 audi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8 tu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9 ma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0 m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1 rail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2 elec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3 thick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4 co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5 housed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6 am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7 lovel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8 butterc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9 k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0 tw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1 armch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2 p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3 insp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4 ins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5 du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7 sulk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8 ant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0 bo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1 endeav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2 tw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3 consi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5 b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6 dam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7 turk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8 almigh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0 i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1 stre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2 w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3 har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4 m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5 tim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6 bre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7 thomasi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8 worksh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9 to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0 rapi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1 bed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2 schoolb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3 si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4 ca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5 pu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6 grave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7 taffet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8 thous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9 resol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0 counter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1 dra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2 goodm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3 w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4 lust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5 inst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6 repr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0 count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1 s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3 cru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4 scar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5 tinderb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6 slu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7 mo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8 c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9 imp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3 sh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4 j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5 m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6 p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7 c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0 kribblekra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1 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2 advant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4 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5 can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7 unc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0 st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1 sud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2 keyh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3 can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4 mcgreg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5 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6 absu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7 purs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8 ke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9 housewi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0 threep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1 lighthe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2 devel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3 clea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4 clam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5 p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6 fe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7 hi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8 wood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9 econ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1 gentle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4 spee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5 safetyp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7 adm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8 stick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9 drawing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0 th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2 wee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3 tin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4 arr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5 fi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8 s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9 appla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0 y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2 ass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5 compan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8 fru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0 impr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2 le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3 w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5 pur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8 cho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9 patchw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0 geni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1 soun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2 caterpil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3 baili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4 with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5 v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6 rel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7 tempt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8 go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9 mod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0 impr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1 roug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3 pear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4 sum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5 vex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6 ab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7 stairc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8 fres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9 mon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0 arm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1 grac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2 yo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3 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5 viol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6 k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7 ac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0 sp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1 foun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3 b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4 spr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5 wheref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6 ban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7 ro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8 h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9 ro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0 pens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2 ros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6 par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9 hayst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0 b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1 p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2 kingd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3 occ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4 b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5 rejo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6 ar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7 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9 m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2 d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4 earn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5 mammainl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7 traff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9 aw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0 da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1 wor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2 execu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3 gr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4 d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5 manni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6 st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8 seaca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0 burd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1 stra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2 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4 cl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6 s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7 sh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8 cha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9 coo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0 ei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3 cl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4 down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5 cla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6 kenn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8 heibe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9 fulf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0 ever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1 s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2 toowho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3 gr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4 spect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5 asc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6 fourandtwe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7 do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8 gran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9 trous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0 lob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1 dr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2 r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4 asc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7 cho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8 sl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9 wi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0 m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1 elderblos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3 smi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4 b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5 landsc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6 m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7 thr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9 ga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0 he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1 si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2 knif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3 ref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4 unea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5 ro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6 po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7 po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8 six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9 six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0 sniff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1 insp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2 gratit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3 spr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4 bro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5 journey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6 f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8 handsom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9 th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0 t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1 mantelpie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3 st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4 grea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5 borreb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6 insignif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9 j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0 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1 d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2 st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3 s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4 ch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5 deg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6 f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9 neighb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0 a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1 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2 indus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3 b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4 nightw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6 unma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7 a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8 tr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9 whi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1 twinkleb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2 surv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3 quie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4 overp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6 str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8 nu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9 m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0 veg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2 st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4 l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5 gl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6 st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7 luckch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8 overj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9 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0 l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1 roesk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2 h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4 might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5 kywit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6 gudge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7 ag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8 bo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9 thirtee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0 misc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1 j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2 gro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3 cult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4 concl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6 reg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7 pitc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8 you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0 cabin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1 bef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3 gree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4 squ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5 ome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6 roseb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7 th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8 m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9 gr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0 fea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1 sp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4 r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6 di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7 grati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8 ra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0 bu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4 stingingne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5 firest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6 fee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7 gras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9 gr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0 power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1 pul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2 dark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3 g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4 car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5 ox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6 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7 fr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8 cer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9 po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0 fug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1 doc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2 d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3 n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9 d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0 h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1 fun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2 da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3 cr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4 hi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6 port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8 comm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9 pa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0 pup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1 comp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3 co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4 sl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6 t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7 ch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8 imme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9 sculp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0 mean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2 ju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3 p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4 discou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5 waterp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6 l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7 princes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8 shel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9 tee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0 p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1 sl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2 alb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3 p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5 tr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6 childli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7 grown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0 prud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1 un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2 pe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3 p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4 ass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6 wif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7 tan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8 g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9 descri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0 cabb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1 moon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2 g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4 m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5 m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6 da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8 mour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9 tanhe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0 esc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2 repres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3 pheas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4 skele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5 m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6 hausch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7 forbid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8 wre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0 undec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1 mo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2 su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3 sl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4 cornfi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6 d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7 fo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8 ta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9 l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0 s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1 ab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2 carp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3 fors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4 griff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6 dai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7 sni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8 d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0 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1 l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2 arti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4 t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5 bellissim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6 a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7 pain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8 morga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9 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0 smi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1 ba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2 c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3 introdu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4 tru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5 ca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6 ve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7 wo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8 masquer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9 parc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0 straightfor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1 s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2 f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3 horr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4 ca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7 pr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8 cand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9 f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0 sc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1 ble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2 v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3 slipp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4 livelih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5 str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6 str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7 com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8 ma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9 sn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1 dunghe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2 l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3 groc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4 pu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6 col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7 s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8 mi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1 be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2 tendr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4 exh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5 br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6 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7 quick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9 sly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1 extraordin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2 starga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4 w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5 s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6 may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7 p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9 bur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1 penno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2 lawy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3 res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4 surr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5 m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7 b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8 exc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9 har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0 man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1 policeoff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2 po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3 s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4 s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5 di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6 rasc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0 pulp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3 dee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4 disc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5 publ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6 contr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7 lu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8 pied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9 fu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0 themse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1 sop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2 ha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3 g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4 trage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5 v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6 mu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7 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9 mi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0 fr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2 h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4 goodb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5 str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6 apop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8 sea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0 nav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1 mis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2 mar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3 wh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5 sold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6 p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7 ac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1 beli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3 engr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4 dign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7 woodc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8 hearts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9 noseg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0 court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1 afric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2 read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5 sn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6 cl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9 da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0 se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1 decl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3 ey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5 harlequ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6 li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7 inju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8 tw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9 pea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0 spl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1 m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3 ta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5 f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6 hurra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7 b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8 bec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9 chestn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1 diam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2 des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3 fl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4 spi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5 t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6 hund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7 hu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9 fla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0 dark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1 chu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3 wo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4 br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6 kn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8 d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9 ald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0 gl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1 t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2 n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3 strawb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4 valu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5 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6 outl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8 d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9 aw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1 portugu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2 d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3 wella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5 lea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6 bo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7 sulk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8 sen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9 ligh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2 gl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4 sh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5 tapes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7 autum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8 gloo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0 part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1 turtled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2 shar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3 sw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4 d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6 victo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7 condem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8 unluck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9 hu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1 ans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5 div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6 ra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7 st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9 comf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1 div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2 bo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3 snipp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4 jas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5 w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6 foot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7 fieldm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8 foxgl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9 st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0 g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1 mou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2 bl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3 pl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4 sandwi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5 gri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8 cr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0 ane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1 marb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2 ref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3 pla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4 embr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7 asso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8 pl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9 circum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0 sh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1 now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2 way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3 on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4 p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5 childr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6 craf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7 cau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8 ca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9 co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0 sh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1 impe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3 sha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5 sha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6 manyco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7 dr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8 ball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9 tr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0 excu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1 embas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2 earthw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4 p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5 bo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7 s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8 tra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9 oct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0 is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1 pa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2 d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4 br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5 s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6 hel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7 h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8 police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9 fidd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2 bu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3 gl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4 c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5 p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6 in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7 redf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9 fourp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0 bo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1 l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3 whi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4 summer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5 p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6 asto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7 migh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9 deli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0 c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1 m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3 fi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4 f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6 g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7 retu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8 f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9 mus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0 poll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1 sixty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2 hun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3 wort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4 kael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5 thirt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6 jut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7 snowfl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9 r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1 f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2 mag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4 y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5 comp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6 big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7 hein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9 vir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0 sh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1 h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2 b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3 fai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4 police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5 refre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6 port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8 eas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0 alrea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1 undert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2 di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4 fu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5 dolls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6 lant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7 roeb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8 cockcha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0 incl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1 h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3 w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4 exha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5 n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6 f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7 h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8 ide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9 terri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0 rea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2 b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4 conn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6 horr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8 bey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9 he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2 ag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3 safe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4 adm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5 fant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6 child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7 cherrycol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9 publ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0 pri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1 bu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2 pipe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3 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4 eisen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5 h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6 absor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7 windowfr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8 jackd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9 shriv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0 high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1 jo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2 benja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3 difficul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4 fo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6 ris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8 p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9 dri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0 pu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1 grislybe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2 suspi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3 pleas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4 ribb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5 rea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7 brigh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8 ac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9 a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0 te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2 repro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3 ma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5 pass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6 b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7 th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8 dai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9 d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0 seash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1 j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2 da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3 r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4 brideg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5 perh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6 wi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9 granduc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0 propos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1 bl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4 cra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5 sympat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6 tro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7 mis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8 do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9 wil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0 holbe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1 fam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2 wa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5 f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6 bot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7 sai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8 br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9 d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0 weddingfe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2 st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4 m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5 fan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6 reg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8 mo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9 diff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0 ful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1 gu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2 verd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3 pa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4 blos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5 ti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6 gee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7 ch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9 st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0 swa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2 st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3 cockadoodledo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5 c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6 sh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7 merciless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8 j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0 st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1 neck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2 nightla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3 luck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4 imperf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5 sa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6 earl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8 hot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0 simple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1 humab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2 p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3 uninj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4 ro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6 uncommo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7 aerona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8 gr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9 plum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1 f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2 joh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3 fr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4 la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5 perf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6 rem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7 honeysu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8 dri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9 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2 br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3 bri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5 kin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6 fisher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7 arr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8 nuth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9 to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0 whoso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1 weap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2 stickleb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4 rebecca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5 kl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6 ash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8 comr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9 ex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0 strength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1 chipmu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3 beforeh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4 clum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5 mar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7 ca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8 nighting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9 cons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0 r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1 wiz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2 mills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3 moun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4 sn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5 b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7 bui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9 se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0 c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1 trouble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2 cou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3 l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4 mo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7 l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1 silv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3 pl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4 qu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5 distrib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6 reck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7 prev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8 re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9 mix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0 lav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1 ah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2 plu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4 pl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5 ea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7 gi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0 cha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1 app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2 re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3 sopori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4 vehi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6 cl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8 woo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9 g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0 cle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2 warm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3 barr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4 ske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5 dares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7 nob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8 ridicu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9 g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0 spa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1 velve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2 mel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4 fire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5 cou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6 sw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7 tipple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0 ta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1 f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2 grow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4 gi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5 exec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6 pret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7 anv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8 ru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9 firew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0 st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1 tal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2 fe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3 bet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6 unwilli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7 unhap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8 eng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9 shephe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0 reme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1 h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5 cur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6 k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7 str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8 s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9 nat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0 twe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1 h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2 marketbas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3 auman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4 comp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5 contr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6 willowwr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7 si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9 pa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0 chimn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1 mol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2 buil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3 th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5 misch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9 tav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0 f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3 switzer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5 tabb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8 doub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9 weatherc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0 s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1 motherst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2 coars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3 s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4 stu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5 convi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6 clev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8 v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9 goth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0 celeb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1 t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2 l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3 pigeon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4 signi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5 b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6 se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7 overbo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9 l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0 b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3 bre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4 strug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6 redh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7 horr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8 m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9 sa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1 urc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3 envel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4 wo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5 small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6 entw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8 guard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0 archit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2 cop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3 cle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4 rogu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5 obeli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6 foun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7 la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8 appre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2 tantarar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3 s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4 so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5 pu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7 sp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9 f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0 kronenbu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1 decr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2 pur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4 clergy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5 opp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6 wa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7 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0 sul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1 th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4 al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5 ev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8 enter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9 who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0 breadandbut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2 vau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3 foret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4 protec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5 who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6 s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9 loa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0 on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2 dist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3 pendul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4 po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5 peablos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6 sw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7 he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8 smo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9 exce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0 newb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1 pygmal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2 lo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3 danc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5 maje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6 chu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8 mist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9 through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0 dece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2 bol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3 contente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4 dev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5 atmosp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6 smo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8 cover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0 overl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1 d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2 perpe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3 d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5 proprie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6 new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7 threa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9 foret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0 w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1 woodcut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2 fi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4 sweethe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5 heav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6 f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7 champ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9 fi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1 im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2 cr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3 gr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4 m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5 outl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6 dem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7 buttonh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9 ch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0 cruel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2 stol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3 ab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4 bo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6 froz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7 stra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8 skip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0 cru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1 ro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2 p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3 smi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4 k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6 err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7 f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8 fl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9 ra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0 outski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2 prejud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3 r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6 st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7 rea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9 hidingp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0 de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3 ho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4 fran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6 centu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7 ah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8 rob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9 r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1 angu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3 dressingg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4 cha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5 mete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8 star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9 shin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0 see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1 bel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2 butc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4 shor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5 fu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6 ita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7 corrid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8 gr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9 b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0 terr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2 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3 hig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5 sn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8 cig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0 healt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1 mo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2 fl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3 stri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4 bi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5 tire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6 unve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7 ch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8 rec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9 lo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0 motion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2 gli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3 ol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4 teap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6 proph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7 sp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8 d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9 gr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0 pi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1 per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2 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5 el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6 landm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7 distri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8 ourse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9 t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1 ho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3 expl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4 blottingp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5 ch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6 fieldf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7 whosb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8 den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2 sha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4 pe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5 st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6 u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8 sta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9 un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0 quie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2 friends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3 sn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5 tab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6 als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7 grasshop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8 da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9 persu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1 cher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2 cu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3 persp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5 r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6 firet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8 sn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9 c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0 brid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1 ea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2 li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3 bu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5 compla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6 ma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7 mari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9 chamberm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1 reb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3 peace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4 inj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6 b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7 ca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8 thoroug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9 er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1 b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2 awa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3 blackb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6 leis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7 stu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8 l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9 you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0 pil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1 reso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3 ri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4 gret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5 princ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7 nea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8 popu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9 par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0 fool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2 downst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5 migh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6 of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7 se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8 sp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9 christ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1 und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2 darningnee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3 a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4 beck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5 strong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7 s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8 mirr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9 st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1 surpr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2 p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3 sweetm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5 sc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6 crossle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7 ple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9 pri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1 p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2 pr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3 mod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5 p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6 steamen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7 la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8 und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9 recogn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0 l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2 el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3 thorwals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4 prophe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5 pe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6 an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8 mac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0 flu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1 pati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2 squirr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3 paraly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4 r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7 raspb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8 agree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9 st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0 alo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1 st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2 conv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3 smit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4 squee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5 sta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8 to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0 forb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2 fai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3 cauti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5 lordinwa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6 would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8 sle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0 lightf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1 shi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2 oatm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3 man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4 dram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5 life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6 i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7 go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8 zi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9 bl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0 id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1 f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3 walt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4 mo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5 life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6 wit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9 gloww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0 d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1 pu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2 pite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3 c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4 co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5 vagab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6 gl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7 les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8 anno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0 can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1 occu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3 co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4 tria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5 affli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6 ele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7 do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8 l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9 for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0 amid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4 prett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5 su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6 for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7 ama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8 sp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0 prop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2 le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3 po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4 fr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6 t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7 cl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8 clo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9 scuff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0 r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2 be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5 j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6 p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7 ang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8 li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9 undergr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0 coars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1 h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2 ring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3 d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4 snakele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6 pepperm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7 lieu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8 in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9 clockc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0 opened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1 to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3 simi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4 ala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5 horn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6 mal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7 b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8 cu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9 b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0 dism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2 ha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3 lec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4 ch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5 aphtan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7 fa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9 hac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0 w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1 cu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2 grim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4 cur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5 sp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7 rainb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8 gr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0 n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1 sun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2 prono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3 ti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5 saffr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7 stiff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8 cl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9 rai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0 soninl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1 furn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2 alt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3 fer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4 a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5 lepan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6 n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7 fire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8 n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9 d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0 dr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2 scr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4 utt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7 deathho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8 broa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9 pap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0 kor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1 chir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3 wro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4 l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5 dr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6 fis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7 form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8 birdsc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0 des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1 bri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2 la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3 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5 cl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6 wis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0 he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1 snur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2 dep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3 summ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4 w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5 seaw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9 pin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0 trif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1 e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2 dai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3 intr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4 gr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5 dinnerpa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6 ash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7 sof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9 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0 l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2 road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3 st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4 k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5 priv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6 proc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8 turk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9 cava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1 elsew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2 moor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3 frien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4 s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5 ocl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6 blaz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7 a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8 jere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9 bod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0 nostr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1 s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4 seaw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6 str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7 gar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8 saus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9 highb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0 porce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1 fundevog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2 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5 goose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6 w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8 bl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9 sp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0 env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1 nobl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2 tw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4 strombe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5 wi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6 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8 disgr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0 succ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1 footm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2 me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3 kn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4 but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5 sh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6 micha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8 on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0 ri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2 por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3 bur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4 particula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5 hav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7 r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8 pl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9 mali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0 ne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2 car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3 c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4 billyg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5 encou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6 cr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7 agree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8 ju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9 f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0 eart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1 bo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2 alchy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4 copenhag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5 od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6 cl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7 fo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8 ag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9 tw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1 norweg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2 comp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4 rese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5 pi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7 hencefo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8 ench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9 ro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2 bi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3 to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4 pove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5 cho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6 le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7 g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8 fourp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9 broo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0 young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2 waldem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3 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5 s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6 roo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7 be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8 fift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9 mis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1 vineg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2 rem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3 pur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6 hol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7 conce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8 dr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9 conce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0 lar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1 gra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3 sc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4 f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7 ea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0 hon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1 ch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3 m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8 sh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9 ap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0 cos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1 otherw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2 footpl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3 exp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5 arth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6 d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8 ni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9 looph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0 bell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1 ser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2 l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4 tai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5 f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6 str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7 mahog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8 bitt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9 dou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0 wrin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1 fr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2 fib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3 birch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4 c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6 journey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7 tabith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8 h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9 pedd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1 rema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2 s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3 penc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5 cl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6 disg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7 shar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8 po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9 bab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0 gla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1 music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2 imp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4 char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6 s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7 t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8 rubb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0 ga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1 sor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2 harv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3 sculp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4 wo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6 top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7 dwar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8 ali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9 twitch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1 perce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2 tunn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3 r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5 c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6 cri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7 p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8 borgl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9 jus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0 but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1 lu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2 t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3 b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5 m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6 did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9 proo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0 contr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1 ola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2 distra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3 t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4 manst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5 t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6 proc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7 l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8 sl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9 goldm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0 spring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2 inscri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3 lugg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4 vil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5 carr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6 sle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7 thir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9 s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0 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1 musicm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2 trump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3 giusep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7 surf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8 real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0 ski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5 del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6 r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7 nut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8 gate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9 disso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0 inst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2 beech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3 vivi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4 conve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5 rapunz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9 sm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1 kn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2 att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4 fa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5 w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7 pi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8 thunderst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9 bronzin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0 noteb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1 wr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2 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3 footp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4 lisbe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6 terr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7 certai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8 phys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9 grosch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0 crossro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1 rec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2 emper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5 lucind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6 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7 l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8 linden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9 eccellenz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0 sco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1 tabbyc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2 ungr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3 sp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4 a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5 sku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6 ca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7 ramp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8 str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9 long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0 tannha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1 h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2 intellig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3 cush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4 they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5 minn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6 m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7 h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8 rep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9 dea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0 joan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1 fa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2 wid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4 sal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5 bu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6 perf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7 redc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8 br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9 ou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0 where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1 t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2 chos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3 su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4 b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5 wagg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6 ho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7 la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8 lab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9 septe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0 a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1 rest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2 young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3 haylo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4 red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6 theref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7 wellkn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8 tor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9 fo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0 halfd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2 whil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3 cr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4 pu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5 la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6 hurric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9 ba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0 b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2 men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3 thr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4 st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5 fle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6 cors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7 cann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0 str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1 bears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3 cot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4 linn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7 whi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0 chinc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1 mu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2 does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3 tr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4 tru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5 depr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6 shi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7 bene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0 sco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1 br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3 counsel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4 li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5 schoolm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6 bu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7 glob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9 met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0 bri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1 f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2 fur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3 lent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5 dissatis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6 elap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7 pan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8 dorothe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0 ro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1 consec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2 cow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3 goats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4 ene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5 arm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6 pl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7 def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8 fon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9 def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3 m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4 stu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5 suit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6 disapp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8 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9 thereup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0 sh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3 per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4 topm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6 suckingp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7 und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8 tem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1 h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2 ba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3 diction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4 tem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5 sn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6 mo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7 after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8 shor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9 baptis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1 ri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2 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3 mi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4 cou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5 pic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6 p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7 ya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8 k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9 str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0 leng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1 wro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2 out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3 atwit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5 success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6 scar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7 cri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8 st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9 sou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0 m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1 fin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2 att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3 christop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4 bouqu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5 work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6 hand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8 scra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9 ech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0 bonn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1 st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2 eleve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3 fati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4 hazel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5 plai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7 ow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8 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0 watch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1 sc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2 tablecl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3 anci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4 smal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5 glis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6 minstr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7 unkn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8 lice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9 perfec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0 tre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1 syst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2 mess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3 eigh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6 att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9 forb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0 merrym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1 gur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2 fai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3 bo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4 be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5 b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6 yocky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0 vill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1 she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2 sha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4 accomp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5 acade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8 dre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9 wa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0 st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1 moneyp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2 vall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3 b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4 liqu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5 scull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6 emb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7 w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8 co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9 ric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1 chara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2 cla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3 swe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4 firew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5 psal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7 lo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8 du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9 doorp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0 r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1 st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3 gamb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4 tom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7 begg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8 terr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9 fo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0 favor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1 br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2 day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3 t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4 nour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5 tor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6 cav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7 ped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0 rosele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1 lo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2 elsin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3 bor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4 fluf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5 duck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6 sed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7 sc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8 flor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9 afr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0 prob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1 water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2 messe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3 b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4 ex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5 l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6 r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7 jorind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8 tass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0 disc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2 so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3 si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5 ton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8 cl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9 snu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0 firedr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1 coun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2 sa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3 w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4 disc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5 godm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6 cl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7 off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8 hand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0 cla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1 mans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2 vi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4 cleve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5 med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6 pay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7 clas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8 pr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9 u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0 shro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2 ga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3 freder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5 pi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6 de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7 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8 tu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9 deter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0 coalb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1 b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2 occas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3 appara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4 a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5 s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6 g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7 nove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9 grandm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0 eelwe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1 frigh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2 could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3 st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6 bro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7 pugg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8 mu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9 elder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0 pleas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1 emp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3 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4 f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5 dark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6 kneebree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8 sta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9 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0 near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1 high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2 woodp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3 no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5 coatt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6 j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7 greatgrandf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8 prac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9 mad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0 brigh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1 quant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2 hobble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3 manufac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4 h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5 ninep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7 rockingho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8 b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9 newy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0 spar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1 fu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2 pian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3 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4 ba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5 footst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6 inferi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7 vig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8 sta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9 b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0 appr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1 disag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2 hi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3 b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4 regula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5 jo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7 r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8 forem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9 b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0 palm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1 c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2 sp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3 luck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4 end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5 g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6 en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8 str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9 up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0 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1 poss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2 sti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3 babbit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4 crab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6 thr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7 fl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8 viol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9 s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0 re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2 vi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3 glassmoun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4 withst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6 speci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7 fu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9 st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0 pa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1 innk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2 nut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3 pockethand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4 hump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5 pavings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7 b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8 enti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9 b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0 wartbu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1 entr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3 weal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6 patt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9 cou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0 princ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1 super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2 nu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3 wri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4 ashputt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7 nei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9 mars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0 midn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5 ji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6 al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7 m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8 superi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9 neighb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0 j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1 so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2 monu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3 deli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4 burdockle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5 disli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6 court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7 j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8 ent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9 spo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0 j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3 swi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4 k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5 excla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6 b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7 dr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8 tan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0 miserablel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1 cano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2 dec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3 equ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4 displ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5 apr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6 door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7 dev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8 g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9 affec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0 commit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2 sw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3 ci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4 swa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6 w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7 ven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8 chris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0 worl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1 w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2 br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3 tues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4 int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5 heav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7 mois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8 wa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9 distingu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1 fencer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2 la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3 comm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4 resp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5 sixp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7 qu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8 slow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9 cr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1 playfe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3 com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5 sh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6 boat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7 gaz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8 be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9 tr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0 gar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1 po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3 mud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4 we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5 tiggywin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6 trai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7 chee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8 hyaci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9 tend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0 mari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1 treas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2 pres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3 far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4 prot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5 more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6 simp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7 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8 toge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9 bu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0 fero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2 ti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3 overtu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4 illbeh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6 c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7 mailco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8 kerc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9 holi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0 mistygr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3 apple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4 wi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5 p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7 in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8 fl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9 uncomf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0 cha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1 def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2 goldcl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3 o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4 mouseh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5 w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6 circu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7 noon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8 pl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9 obs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0 cons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1 purch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2 eng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3 ri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4 parson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5 alm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6 woodm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7 ram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8 b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9 fi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0 b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2 rev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3 fox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4 whi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5 prop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7 wel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8 misfort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9 pa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0 beg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1 cro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2 bish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3 me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5 h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7 kn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8 larg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9 i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0 f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1 stra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2 f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3 twelf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4 difficu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6 pussyc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7 pra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8 f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9 stableb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0 earthenw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2 hunts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3 nightf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4 up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5 eff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6 coff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8 be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9 appleb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1 fl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2 stud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3 overs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4 canv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7 col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0 underne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1 exceedi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2 g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3 le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5 neverthe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6 knot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7 petti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8 usu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9 w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1 sciss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2 likew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4 willow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5 achi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6 twi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7 conqu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0 sn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2 lo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3 housek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4 dist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5 k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6 ro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7 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8 mad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9 o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1 ha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2 passe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3 ob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4 stor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6 fro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7 dist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8 rep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0 heav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2 sk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3 thi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4 parch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8 rap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9 t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0 w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1 fi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2 ca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3 earnes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5 sk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6 l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7 discu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9 ad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0 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1 ti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3 head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5 ba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7 sm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8 o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9 kn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0 christmas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3 f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4 wag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5 adm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6 punctu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7 pie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8 bra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9 sw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0 rid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1 heath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2 swinehe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3 reali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6 kn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7 p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8 somew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9 symp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0 ho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1 smockfr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2 t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3 n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4 lo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7 succ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8 pass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9 melancho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0 sof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1 pla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2 pl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3 cockc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5 huck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6 cowsl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8 clu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9 ch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0 pol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1 scu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2 so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3 pa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4 h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5 ital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6 there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7 sh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9 joi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0 snuff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1 j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2 fe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3 twi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4 sup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5 bran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7 h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8 day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9 grow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0 war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1 shabb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3 pro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4 fa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5 poll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7 earw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8 lea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9 heal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0 tr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1 lea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2 shr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3 l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5 avo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7 sl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8 sh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9 hersel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0 t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3 le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4 se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0 lea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1 cr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2 seaco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5 pep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8 s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9 man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0 superst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3 noi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6 nutsh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8 swe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9 d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0 thr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1 homes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2 thr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3 r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4 shipwr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5 st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6 colum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7 peac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8 biscu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0 lab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2 r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3 exch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4 coach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6 sw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7 w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8 to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9 up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0 d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1 mothersn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2 magis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6 unh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7 ow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8 uncer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9 parnass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0 thr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1 out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2 en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4 wea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5 este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6 awh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7 lettu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8 l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9 pus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1 qui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2 h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3 br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4 doubt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5 gall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6 arr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7 scr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8 nightra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9 amb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0 muse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2 marketp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3 intell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5 visi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6 ve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7 glim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8 mans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9 bigg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0 drumst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1 ro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2 squ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3 gh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4 cri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5 horse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7 unexp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9 window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1 m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2 w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3 contin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4 glouc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5 washerwo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6 b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7 san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9 rap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0 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1 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2 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3 wher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4 co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5 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6 ma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7 wi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8 tomc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9 pu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0 con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2 sei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3 leath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4 smo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5 trou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7 rec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8 cru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9 bel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1 ti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3 prayerb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4 c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5 unn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6 fagg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7 quick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8 arn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0 millet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1 anth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2 bew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3 multi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4 p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7 bu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8 pi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9 dea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0 p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1 tw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2 sca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3 c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4 el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6 ru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7 watert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8 p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9 mista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0 pe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1 pras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2 gi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3 lo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4 red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5 d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8 lo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9 preb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0 kjo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1 ar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3 mar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4 spac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6 b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7 goss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8 b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0 odensea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1 dea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2 beh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3 motherto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4 crossb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6 monk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7 beesn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9 st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0 kind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1 pas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2 dra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3 forg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4 c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6 du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7 st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8 marga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9 accompl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0 sta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1 shr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3 kin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4 ve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5 h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6 fi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7 cli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9 specta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0 experi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1 fle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3 senti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4 yel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5 unstead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7 jew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8 def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1 good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2 por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4 pup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5 galate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6 par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7 y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8 conf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9 sinc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90 threec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93 turney_rel_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94 turney_rel_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95 turney_rel_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C519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21/04/2013</text:date>, <text:time>16:3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4S</meta:editing-duration>
    <meta:editing-cycles>4</meta:editing-cycles>
    <meta:generator>OpenOffice.org/3.4.1$Win32 OpenOffice.org_project/341m1$Build-9593</meta:generator>
    <dc:date>2013-04-21T16:39:03.60</dc:date>
    <meta:document-statistic meta:table-count="3" meta:cell-count="15585" meta:object-count="0"/>
    <meta:user-defined meta:name="Info 1"/>
    <meta:user-defined meta:name="Info 2"/>
    <meta:user-defined meta:name="Info 3"/>
    <meta:user-defined meta:name="Info 4"/>
  </office:meta>
</office:document-meta>
</file>